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7cm" table:align="left"/>
    </style:style>
    <style:style style:name="Tableau1.A" style:family="table-column">
      <style:table-column-properties style:column-width="2.921cm"/>
    </style:style>
    <style:style style:name="Tableau1.B" style:family="table-column">
      <style:table-column-properties style:column-width="14.079cm"/>
    </style:style>
    <style:style style:name="Tableau1.A1" style:family="table-cell">
      <style:table-cell-properties style:vertical-align="middle" fo:padding="0.049cm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cm" fo:margin-bottom="0cm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cm" fo:margin-bottom="0cm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cm" fo:margin-bottom="0cm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top="0cm" fo:margin-bottom="0cm" style:contextual-spacing="false"/>
    </style:style>
    <style:style style:name="P11" style:family="paragraph" style:parent-style-name="Text_20_body" style:list-style-name="L6"/>
    <style:style style:name="P12" style:family="paragraph" style:parent-style-name="Text_20_body" style:list-style-name="L6">
      <style:paragraph-properties fo:margin-top="0cm" fo:margin-bottom="0cm" style:contextual-spacing="false"/>
    </style:style>
    <style:style style:name="P13" style:family="paragraph" style:parent-style-name="Text_20_body" style:list-style-name="L7"/>
    <style:style style:name="P14" style:family="paragraph" style:parent-style-name="Text_20_body" style:list-style-name="L7">
      <style:paragraph-properties fo:margin-top="0cm" fo:margin-bottom="0cm" style:contextual-spacing="false"/>
    </style:style>
    <style:style style:name="P15" style:family="paragraph" style:parent-style-name="Text_20_body" style:list-style-name="L8"/>
    <style:style style:name="P16" style:family="paragraph" style:parent-style-name="Text_20_body" style:list-style-name="L8">
      <style:paragraph-properties fo:margin-top="0cm" fo:margin-bottom="0cm" style:contextual-spacing="false"/>
    </style:style>
    <style:style style:name="T1" style:family="text"/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Voici les étapes à suivre pour la formation des équipes et l’attribution des rôles dans le cadre de l’exercice Scrum :</text:p>
      <text:p text:style-name="Horizontal_20_Line"/>
      <text:h text:style-name="Heading_20_3" text:outline-level="3"><text:span text:style-name="Strong_20_Emphasis">1. Présentation de l'équipe et définition des rôles</text:span></text:h>
      <text:p text:style-name="Text_20_body">Chaque membre de l'équipe devra assumer un rôle clé dans Scrum. Il est essentiel de bien comprendre les responsabilités associées à chaque rôle.</text:p>
      <text:h text:style-name="Heading_20_4" text:outline-level="4"><text:span text:style-name="Strong_20_Emphasis">Rôles Scrum :</text:span></text:h>
      <text:list text:style-name="L1">
        <text:list-item>
          <text:p text:style-name="P1"><text:span text:style-name="Strong_20_Emphasis">Product Owner (PO)</text:span> :</text:p>
          <text:list>
            <text:list-item>
              <text:p text:style-name="P2">Représente la voix du client. </text:p>
            </text:list-item>
            <text:list-item>
              <text:p text:style-name="P2">Définit les besoins du logiciel (par exemple : fonctionnalités comme la gestion des participants, l’envoi des invitations). </text:p>
            </text:list-item>
            <text:list-item>
              <text:p text:style-name="P2">Gère le <text:span text:style-name="Strong_20_Emphasis">Product Backlog</text:span>, une liste ordonnée des fonctionnalités prioritaires. </text:p>
            </text:list-item>
            <text:list-item>
              <text:p text:style-name="P2">Donne la priorité aux fonctionnalités qui apportent le plus de valeur. </text:p>
            </text:list-item>
          </text:list>
        </text:list-item>
        <text:list-item>
          <text:p text:style-name="P1"><text:span text:style-name="Strong_20_Emphasis">Scrum Master (SM)</text:span> :</text:p>
          <text:list>
            <text:list-item>
              <text:p text:style-name="P2">Facilite les processus Scrum. </text:p>
            </text:list-item>
            <text:list-item>
              <text:p text:style-name="P2">S'assure que l'équipe suit les règles Scrum et élimine les obstacles (par exemple : problèmes techniques ou communicationnels). </text:p>
            </text:list-item>
            <text:list-item>
              <text:p text:style-name="P2">Aide l'équipe à travailler efficacement en favorisant la collaboration. </text:p>
            </text:list-item>
          </text:list>
        </text:list-item>
        <text:list-item>
          <text:p text:style-name="P1"><text:span text:style-name="Strong_20_Emphasis">Équipe de développement</text:span> :</text:p>
          <text:list>
            <text:list-item>
              <text:p text:style-name="P2">Regroupe les développeurs, designers, et testeurs qui réalisent les fonctionnalités du logiciel. </text:p>
            </text:list-item>
            <text:list-item>
              <text:p text:style-name="P2">Autonome et auto-organisée, l'équipe décide comment implémenter les éléments du backlog. </text:p>
            </text:list-item>
            <text:list-item>
              <text:p text:style-name="P1">Est responsable de produire des incréments fonctionnels à chaque Sprint. </text:p>
            </text:list-item>
          </text:list>
        </text:list-item>
      </text:list>
      <text:p text:style-name="Horizontal_20_Line"/>
      <text:h text:style-name="Heading_20_3" text:outline-level="3"><text:span text:style-name="Strong_20_Emphasis">2. Répartition des rôles</text:span></text:h>
      <text:list text:style-name="L2">
        <text:list-item>
          <text:p text:style-name="P3"><text:span text:style-name="Strong_20_Emphasis">Déterminer les rôles en fonction des compétences et préférences</text:span> :</text:p>
          <text:list>
            <text:list-item>
              <text:p text:style-name="P4"><text:span text:style-name="Strong_20_Emphasis">Product Owner</text:span> : Un membre qui comprend bien les besoins des utilisateurs et sait prioriser. </text:p>
            </text:list-item>
            <text:list-item>
              <text:p text:style-name="P4"><text:span text:style-name="Strong_20_Emphasis">Scrum Master</text:span> : Une personne dotée de bonnes compétences organisationnelles et de leadership. </text:p>
            </text:list-item>
            <text:list-item>
              <text:p text:style-name="P4"><text:span text:style-name="Strong_20_Emphasis">Équipe de développement</text:span> : Les autres membres qui participent à la conception, au développement, et aux tests. </text:p>
            </text:list-item>
          </text:list>
        </text:list-item>
        <text:list-item>
          <text:p text:style-name="P3"><text:span text:style-name="Strong_20_Emphasis">Exemple de répartition</text:span> :</text:p>
          <text:list>
            <text:list-item>
              <text:p text:style-name="P4">Si l'équipe comporte 5 membres : </text:p>
              <text:list>
                <text:list-item>
                  <text:p text:style-name="P4"><text:span text:style-name="Strong_20_Emphasis">1 Product Owner</text:span> </text:p>
                </text:list-item>
                <text:list-item>
                  <text:p text:style-name="P4"><text:span text:style-name="Strong_20_Emphasis">1 Scrum Master</text:span> </text:p>
                </text:list-item>
                <text:list-item>
                  <text:p text:style-name="P4"><text:span text:style-name="Strong_20_Emphasis">3 Développeurs</text:span> </text:p>
                </text:list-item>
              </text:list>
            </text:list-item>
          </text:list>
        </text:list-item>
        <text:list-item>
          <text:p text:style-name="P3"><text:span text:style-name="Strong_20_Emphasis">Communiquer les rôles et responsabilités</text:span> :</text:p>
          <text:list>
            <text:list-item>
              <text:p text:style-name="P4"><text:soft-page-break/>Une fois les rôles assignés, chaque membre doit clairement comprendre ses responsabilités. </text:p>
            </text:list-item>
            <text:list-item>
              <text:p text:style-name="P3">Si nécessaire, les ajustements peuvent être faits pour équilibrer les forces de l'équipe. </text:p>
            </text:list-item>
          </text:list>
        </text:list-item>
      </text:list>
      <text:p text:style-name="Horizontal_20_Line"/>
      <text:h text:style-name="Heading_20_3" text:outline-level="3"><text:span text:style-name="Strong_20_Emphasis">3. Documentation</text:span></text:h>
      <text:list text:style-name="L3">
        <text:list-item>
          <text:p text:style-name="P6">Notez les noms des membres associés à chaque rôle. </text:p>
        </text:list-item>
        <text:list-item>
          <text:p text:style-name="P5">Préparez un résumé des responsabilités de chaque rôle pour référence. </text:p>
        </text:list-item>
      </text:list>
      <text:p text:style-name="Horizontal_20_Line"/>
      <text:h text:style-name="Heading_20_3" text:outline-level="3"><text:span text:style-name="Strong_20_Emphasis">Objectif atteint :</text:span></text:h>
      <text:list text:style-name="L4">
        <text:list-item>
          <text:p text:style-name="P8">Chaque membre connaît son rôle. </text:p>
        </text:list-item>
        <text:list-item>
          <text:p text:style-name="P7">L'équipe est prête à entamer la planification du projet. </text:p>
        </text:list-item>
      </text:list>
      <text:p text:style-name="Standard"/>
      <text:h text:style-name="Heading_20_3" text:outline-level="3"><text:span text:style-name="Strong_20_Emphasis">Constitution de l’équipe Scrum pour le logiciel EventMaster</text:span></text:h>
      <text:h text:style-name="Heading_20_4" text:outline-level="4"><text:span text:style-name="Strong_20_Emphasis">1. Product Owner (PO)</text:span></text:h>
      <text:p text:style-name="Text_20_body"><text:span text:style-name="Strong_20_Emphasis">Responsabilité principale :</text:span><text:line-break/>Le PO est responsable de définir la vision du produit EventMaster, en s'assurant que les besoins des parties prenantes (clients et utilisateurs finaux) sont pris en compte et priorisés.</text:p>
      <text:p text:style-name="Text_20_body"><text:span text:style-name="Strong_20_Emphasis">Rôles spécifiques pour EventMaster :</text:span></text:p>
      <text:list text:style-name="L5">
        <text:list-item>
          <text:p text:style-name="P10">Identifier les fonctionnalités essentielles du logiciel (par exemple : création d’événements, gestion des participants, envoi d’invitations, suivi des paiements). </text:p>
        </text:list-item>
        <text:list-item>
          <text:p text:style-name="P10">Gérer et prioriser le <text:span text:style-name="Strong_20_Emphasis">Product Backlog</text:span>, une liste des fonctionnalités et tâches nécessaires. </text:p>
        </text:list-item>
        <text:list-item>
          <text:p text:style-name="P10">Assurer une communication claire avec l'équipe de développement pour répondre à leurs questions et fournir des éclaircissements. </text:p>
        </text:list-item>
        <text:list-item>
          <text:p text:style-name="P9">S'assurer que chaque incrément produit par l'équipe apporte de la valeur à l'utilisateur final. </text:p>
        </text:list-item>
      </text:list>
      <text:h text:style-name="Heading_20_4" text:outline-level="4"><text:span text:style-name="Strong_20_Emphasis">2. Scrum Master</text:span></text:h>
      <text:p text:style-name="Text_20_body"><text:span text:style-name="Strong_20_Emphasis">Responsabilité principale :</text:span><text:line-break/>Le Scrum Master veille à ce que l'équipe comprenne et applique correctement les principes Scrum. Il facilite les réunions et résout les obstacles qui pourraient ralentir le travail de l'équipe.</text:p>
      <text:p text:style-name="Text_20_body"><text:span text:style-name="Strong_20_Emphasis">Rôles spécifiques pour EventMaster :</text:span></text:p>
      <text:list text:style-name="L6">
        <text:list-item>
          <text:p text:style-name="P12">Organiser les événements Scrum : planification des Sprints, Daily Scrum, revue et rétrospective. </text:p>
        </text:list-item>
        <text:list-item>
          <text:p text:style-name="P12">Aider l'équipe à rester concentrée sur les objectifs du Sprint, comme la livraison d'une version fonctionnelle permettant par exemple de gérer des participants. </text:p>
        </text:list-item>
        <text:list-item>
          <text:p text:style-name="P12">Éliminer les obstacles (techniques ou organisationnels) qui empêchent l'équipe de progresser, comme les problèmes de communication avec le PO ou les limitations techniques. </text:p>
        </text:list-item>
        <text:list-item>
          <text:p text:style-name="P11">Former l'équipe à l'utilisation de Scrum si nécessaire. </text:p>
        </text:list-item>
      </text:list>
      <text:h text:style-name="Heading_20_4" text:outline-level="4"><text:soft-page-break/><text:span text:style-name="Strong_20_Emphasis">3. Équipe de Développement (3 à 5 membres)</text:span></text:h>
      <text:p text:style-name="Text_20_body"><text:span text:style-name="Strong_20_Emphasis">Responsabilité principale :</text:span><text:line-break/>L'équipe de développement est chargée de concevoir, développer, tester et livrer les fonctionnalités du logiciel EventMaster de manière incrémentale.</text:p>
      <text:p text:style-name="Text_20_body"><text:span text:style-name="Strong_20_Emphasis">Rôles spécifiques pour EventMaster :</text:span></text:p>
      <text:list text:style-name="L7">
        <text:list-item>
          <text:p text:style-name="P13"><text:span text:style-name="Strong_20_Emphasis">Développeurs</text:span> :</text:p>
          <text:list>
            <text:list-item>
              <text:p text:style-name="P14">Implémenter les fonctionnalités principales comme la création d'événements, le suivi des paiements ou l'envoi des invitations via email ou SMS. </text:p>
            </text:list-item>
            <text:list-item>
              <text:p text:style-name="P14">Assurer l'intégration d'une base de données pour gérer les participants et leurs paiements. </text:p>
            </text:list-item>
          </text:list>
        </text:list-item>
        <text:list-item>
          <text:p text:style-name="P13"><text:span text:style-name="Strong_20_Emphasis">Testeurs</text:span> :</text:p>
          <text:list>
            <text:list-item>
              <text:p text:style-name="P14">Tester chaque incrément pour s'assurer qu'il fonctionne correctement et répond aux besoins définis par le PO. </text:p>
            </text:list-item>
            <text:list-item>
              <text:p text:style-name="P14">Identifier et documenter les bogues ou les problèmes. </text:p>
            </text:list-item>
          </text:list>
        </text:list-item>
        <text:list-item>
          <text:p text:style-name="P13"><text:span text:style-name="Strong_20_Emphasis">Designers UX/UI</text:span> :</text:p>
          <text:list>
            <text:list-item>
              <text:p text:style-name="P14">Concevoir une interface intuitive permettant aux utilisateurs de créer et gérer leurs événements facilement. </text:p>
            </text:list-item>
            <text:list-item>
              <text:p text:style-name="P13">Garantir une expérience utilisateur agréable en s'assurant que les workflows (gestion des participants, paiement) sont simples et accessibles. </text:p>
            </text:list-item>
          </text:list>
        </text:list-item>
      </text:list>
      <text:p text:style-name="Horizontal_20_Line"/>
      <text:h text:style-name="Heading_20_3" text:outline-level="3"><text:span text:style-name="Strong_20_Emphasis">Exemple d’équipe Scrum EventMaster</text:span></text:h>
      <text:list text:style-name="L8">
        <text:list-item>
          <text:p text:style-name="P15"><text:span text:style-name="Strong_20_Emphasis">Product Owner (PO)</text:span> : Laura</text:p>
          <text:list>
            <text:list-item>
              <text:p text:style-name="P16">Forte compréhension des besoins des clients dans le domaine de la gestion d’événements. </text:p>
            </text:list-item>
          </text:list>
        </text:list-item>
        <text:list-item>
          <text:p text:style-name="P15"><text:span text:style-name="Strong_20_Emphasis">Scrum Master</text:span> : Ahmed</text:p>
          <text:list>
            <text:list-item>
              <text:p text:style-name="P16">Compétent dans la facilitation d'équipes et la résolution de problèmes. </text:p>
            </text:list-item>
          </text:list>
        </text:list-item>
        <text:list-item>
          <text:p text:style-name="P15"><text:span text:style-name="Strong_20_Emphasis">Équipe de développement</text:span> :</text:p>
          <text:list>
            <text:list-item>
              <text:p text:style-name="P16"><text:span text:style-name="Strong_20_Emphasis">Développeur 1</text:span> : Marie (Backend, gestion de la base de données). </text:p>
            </text:list-item>
            <text:list-item>
              <text:p text:style-name="P16"><text:span text:style-name="Strong_20_Emphasis">Développeur 2</text:span> : Jean (Frontend, développement de l’interface utilisateur). </text:p>
            </text:list-item>
            <text:list-item>
              <text:p text:style-name="P16"><text:span text:style-name="Strong_20_Emphasis">Testeur</text:span> : Sophie (Tests fonctionnels et automatisés). </text:p>
            </text:list-item>
            <text:list-item>
              <text:p text:style-name="P15"><text:span text:style-name="Strong_20_Emphasis">Designer UX/UI</text:span> : Lucas (Conception des interfaces et workflows utilisateur). </text:p>
            </text:list-item>
          </text:list>
        </text:list-item>
      </text:list>
      <text:p text:style-name="Horizontal_20_Line"/>
      <text:h text:style-name="Heading_20_3" text:outline-level="3"><text:span text:style-name="Strong_20_Emphasis">Résumé des responsabilités liées à EventMaster</text:span></text:h>
      <table:table table:name="Tableau1" table:style-name="Tableau1">
        <table:table-column table:style-name="Tableau1.A"/>
        <table:table-column table:style-name="Tableau1.B"/>
        <table:table-header-rows>
          <table:table-row>
            <table:table-cell table:style-name="Tableau1.A1" office:value-type="string">
              <text:p text:style-name="Table_20_Heading"><text:span text:style-name="Strong_20_Emphasis">Rôle</text:span></text:p>
            </table:table-cell>
            <table:table-cell table:style-name="Tableau1.A1" office:value-type="string">
              <text:p text:style-name="Table_20_Heading"><text:span text:style-name="Strong_20_Emphasis">Responsabilité spécifique</text:span></text:p>
            </table:table-cell>
          </table:table-row>
        </table:table-header-rows>
        <table:table-row>
          <table:table-cell table:style-name="Tableau1.A1" office:value-type="string">
            <text:p text:style-name="Table_20_Contents"><text:span text:style-name="Strong_20_Emphasis">Product Owner</text:span></text:p>
          </table:table-cell>
          <table:table-cell table:style-name="Tableau1.A1" office:value-type="string">
            <text:p text:style-name="Table_20_Contents">Définir les fonctionnalités prioritaires, gérer le Product Backlog, clarifier les besoins, garantir la satisfaction des parties prenantes.</text:p>
          </table:table-cell>
        </table:table-row>
        <table:table-row>
          <table:table-cell table:style-name="Tableau1.A1" office:value-type="string">
            <text:p text:style-name="Table_20_Contents"><text:span text:style-name="Strong_20_Emphasis">Scrum Master</text:span></text:p>
          </table:table-cell>
          <table:table-cell table:style-name="Tableau1.A1" office:value-type="string">
            <text:p text:style-name="Table_20_Contents">Faciliter les processus Scrum, organiser les réunions, éliminer les obstacles, s'assurer que l'équipe applique les bonnes pratiques Scrum.</text:p>
          </table:table-cell>
        </table:table-row>
        <table:table-row>
          <table:table-cell table:style-name="Tableau1.A1" office:value-type="string">
            <text:p text:style-name="Table_20_Contents"><text:span text:style-name="Strong_20_Emphasis">Développeurs</text:span></text:p>
          </table:table-cell>
          <table:table-cell table:style-name="Tableau1.A1" office:value-type="string">
            <text:p text:style-name="Table_20_Contents">Concevoir et implémenter les fonctionnalités (création d’événements, gestion des <text:soft-page-break/>participants, envoi d’invitations, suivi des paiements).</text:p>
          </table:table-cell>
        </table:table-row>
        <table:table-row>
          <table:table-cell table:style-name="Tableau1.A1" office:value-type="string">
            <text:p text:style-name="Table_20_Contents"><text:span text:style-name="Strong_20_Emphasis">Testeurs</text:span></text:p>
          </table:table-cell>
          <table:table-cell table:style-name="Tableau1.A1" office:value-type="string">
            <text:p text:style-name="Table_20_Contents">Valider les fonctionnalités livrées, s’assurer de l’absence de bogues, garantir la qualité.</text:p>
          </table:table-cell>
        </table:table-row>
        <table:table-row>
          <table:table-cell table:style-name="Tableau1.A1" office:value-type="string">
            <text:p text:style-name="Table_20_Contents"><text:span text:style-name="Strong_20_Emphasis">Designer UX/UI</text:span></text:p>
          </table:table-cell>
          <table:table-cell table:style-name="Tableau1.A1" office:value-type="string">
            <text:p text:style-name="Table_20_Contents">Créer une interface intuitive et agréable, s'assurer que l'utilisateur peut facilement naviguer et interagir avec le logiciel EventMaster.</text:p>
          </table:table-cell>
        </table:table-row>
      </table:table>
      <text:p text:style-name="Horizontal_20_Line"/>
      <text:p text:style-name="Text_20_body">Cette structure permettra à l'équipe de travailler efficacement tout en respectant les principes Scrum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3T11:07:24.454152694</meta:creation-date>
    <dc:date>2024-12-03T11:27:58.245869255</dc:date>
    <meta:editing-duration>PT20M34S</meta:editing-duration>
    <meta:editing-cycles>1</meta:editing-cycles>
    <meta:document-statistic meta:table-count="1" meta:image-count="0" meta:object-count="0" meta:page-count="4" meta:paragraph-count="87" meta:word-count="914" meta:character-count="6132" meta:non-whitespace-character-count="5317"/>
    <meta:generator>LibreOffice/7.4.7.2$Linux_X86_64 LibreOffice_project/40$Build-2</meta:generator>
  </office:meta>
</office:document-meta>
</file>